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Times New Roman" svg:font-family="Times New Roman"/>
    <style:font-face style:name="Wingdings" svg:font-family="Wingdings"/>
  </office:font-face-decls>
  <office:automatic-styles>
    <style:style style:name="P1" style:family="paragraph" style:parent-style-name="Standard">
      <style:paragraph-properties fo:margin-top="0.1667in" fo:margin-bottom="0.0417in"/>
      <style:text-properties style:font-name="Cambria" fo:font-size="14.0pt" fo:color="#00000a"/>
    </style:style>
    <style:style style:name="P2" style:family="paragraph" style:parent-style-name="Standard">
      <style:text-properties style:font-name="Times New Roman" fo:font-size="14.0pt" fo:color="#00000a"/>
    </style:style>
    <style:style style:name="P3" style:family="paragraph" style:parent-style-name="Standard">
      <style:paragraph-properties fo:margin-bottom="0.0833in" fo:text-align="justify"/>
      <style:text-properties style:font-name="Arial" fo:font-size="14.0pt" fo:color="#00000a"/>
    </style:style>
    <style:style style:name="P4" style:family="paragraph" style:parent-style-name="Standard">
      <style:paragraph-properties fo:margin-left="0.2500in" fo:text-align="justify"/>
      <style:text-properties style:font-name="Times New Roman" fo:font-size="14.0pt" fo:color="#00000a"/>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4.0pt" fo:color="#00000a"/>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4.0pt" fo:color="#4f81bd"/>
    </style:style>
    <style:style style:name="P7" style:family="paragraph" style:parent-style-name="Standard">
      <style:paragraph-properties>
        <style:tab-stops>
          <style:tab-stop style:position="0.1972in"/>
        </style:tab-stops>
      </style:paragraph-properties>
      <style:text-properties style:font-name="Arial" fo:font-size="14.0pt" fo:color="#00000a"/>
    </style:style>
    <style:style style:name="P8" style:family="paragraph" style:parent-style-name="Standard">
      <style:paragraph-properties>
        <style:tab-stops>
          <style:tab-stop style:position="0.1972in"/>
        </style:tab-stops>
      </style:paragraph-properties>
      <style:text-properties style:font-name="Arial" fo:font-size="14.0pt" fo:color="#4f81bd"/>
    </style:style>
    <style:style style:name="P9" style:family="paragraph" style:parent-style-name="Standard">
      <style:text-properties style:font-name="Arial" fo:font-size="14.0pt" fo:color="#00000a"/>
    </style:style>
    <style:style style:name="P10" style:family="paragraph" style:parent-style-name="Standard">
      <style:paragraph-properties fo:margin-left="0.2500in"/>
      <style:text-properties style:font-name="Times New Roman" fo:font-size="14.0pt" fo:color="#00000a"/>
    </style:style>
    <style:style style:name="P11" style:family="paragraph" style:parent-style-name="Standard">
      <style:paragraph-properties fo:margin-left="0.2500in" fo:text-align="center"/>
      <style:text-properties style:font-name="Times New Roman" fo:font-size="14.0pt" fo:color="#00000a"/>
    </style:style>
    <style:style style:name="P12" style:family="paragraph" style:parent-style-name="Standard">
      <style:paragraph-properties fo:margin-bottom="0.0833in"/>
      <style:text-properties style:font-name="Arial" fo:font-size="14.0pt" fo:color="#00000a"/>
    </style:style>
    <style:style style:name="P13" style:family="paragraph" style:parent-style-name="Standard">
      <style:paragraph-properties fo:margin-left="1.0000in" fo:text-indent="-1.0000in">
        <style:tab-stops>
          <style:tab-stop style:position="0.6528in"/>
          <style:tab-stop style:position="1.0000in"/>
        </style:tab-stops>
      </style:paragraph-properties>
      <style:text-properties style:font-name="Arial" fo:font-size="14.0pt" fo:color="#4f81bd"/>
    </style:style>
    <style:style style:name="P14" style:family="paragraph" style:parent-style-name="Standard">
      <style:paragraph-properties fo:text-align="justify"/>
      <style:text-properties style:font-name="Arial" fo:font-size="14.0pt" fo:color="#00000a"/>
    </style:style>
    <style:style style:name="P15" style:family="paragraph" style:parent-style-name="Standard">
      <style:paragraph-properties fo:text-align="center"/>
      <style:text-properties style:font-name="Times New Roman" fo:font-size="14.0pt" fo:color="#00000a"/>
    </style:style>
    <style:style style:name="P16" style:family="paragraph" style:parent-style-name="Standard">
      <style:paragraph-properties fo:text-align="justify"/>
      <style:text-properties style:font-name="Times New Roman" fo:font-size="14.0pt" fo:color="#00000a"/>
    </style:style>
    <style:style style:name="P17"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Arial" fo:font-size="14.0pt" fo:color="#00000a"/>
    </style:style>
    <style:style style:name="P18" style:family="paragraph" style:parent-style-name="Standard">
      <style:paragraph-properties fo:margin-bottom="0.0833in"/>
      <style:text-properties style:font-name="Arial" fo:font-size="14.0pt" fo:color="#ff3333"/>
    </style:style>
    <style:style style:name="P19" style:family="paragraph" style:parent-style-name="Standard">
      <style:paragraph-properties fo:margin-top="0.0833in" fo:margin-bottom="0.0833in" fo:margin-left="0.5000in" fo:text-align="justify" fo:text-indent="-0.5000in">
        <style:tab-stops>
          <style:tab-stop style:position="0.1528in"/>
          <style:tab-stop style:position="0.5000in"/>
        </style:tab-stops>
      </style:paragraph-properties>
      <style:text-properties style:font-name="Arial" fo:font-size="14.0pt" fo:color="#00000a"/>
    </style:style>
    <style:style style:name="P20" style:family="paragraph" style:parent-style-name="Standard">
      <style:paragraph-properties fo:margin-top="0.0833in" fo:margin-bottom="0.0833in" fo:margin-left="0.1965in" fo:text-align="center"/>
      <style:text-properties style:font-name="Times New Roman" fo:font-size="14.0pt" fo:color="#00000a"/>
    </style:style>
    <style:style style:name="P21" style:family="paragraph" style:parent-style-name="Standard">
      <style:paragraph-properties fo:margin-top="0.0833in" fo:margin-bottom="0.0833in" fo:margin-left="0.1965in"/>
      <style:text-properties style:font-name="Arial" fo:font-size="14.0pt" fo:color="#00000a"/>
    </style:style>
    <style:style style:name="P22" style:family="paragraph" style:parent-style-name="Standard">
      <style:paragraph-properties fo:margin-top="0.0833in" fo:margin-bottom="0.0833in" fo:margin-left="0.1965in"/>
      <style:text-properties style:font-name="Arial" fo:font-size="14.0pt" fo:color="#4f81bd"/>
    </style:style>
    <style:style style:name="P23"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4.0pt" fo:color="#ff0000"/>
    </style:style>
    <style:style style:name="T1" style:family="text">
      <style:text-properties fo:font-style="italic" fo:font-style-asian="italic" fo:font-style-complex="italic" fo:font-weight="bold" fo:font-weight-asian="bold" fo:font-weight-complex="bold"/>
    </style:style>
    <style:style style:name="T2" style:family="text">
      <style:text-properties fo:font-weight="bold" fo:font-weight-asian="bold" fo:font-weight-complex="bold"/>
    </style:style>
    <style:style style:name="T3" style:family="text">
      <style:text-properties fo:color="#00000a"/>
    </style:style>
    <style:style style:name="T4" style:family="text">
      <style:text-properties style:text-position="sub 100%"/>
    </style:style>
    <style:style style:name="T5" style:family="text">
      <style:text-properties fo:color="#4f81bd"/>
    </style:style>
    <style:style style:name="T6" style:family="text">
      <style:text-properties style:text-position="sub 100%" fo:color="#4f81bd"/>
    </style:style>
    <style:style style:name="T7" style:family="text">
      <style:text-properties style:font-name="Wingdings"/>
    </style:style>
    <style:style style:name="T8" style:family="text">
      <style:text-properties fo:color="#0066cc"/>
    </style:style>
    <style:style style:name="T9" style:family="text">
      <style:text-properties fo:color="#ff3333"/>
    </style:style>
    <style:style style:name="T10" style:family="text">
      <style:text-properties fo:color="#dc2300"/>
    </style:style>
    <style:style style:name="T11" style:family="text">
      <style:text-properties style:text-position="sub 100%" fo:color="#dc2300"/>
    </style:style>
    <style:style style:name="T12" style:family="text">
      <style:text-properties fo:font-style="italic" fo:font-style-asian="italic" fo:font-style-complex="italic"/>
    </style:style>
    <style:style style:name="T13" style:family="text">
      <style:text-properties fo:color="#ff0000"/>
    </style:style>
    <style:style style:name="TableColumn1" style:family="table-column">
      <style:table-column-properties style:column-width="3.4625in" style:rel-column-width="32767*"/>
    </style:style>
    <text:list-style style:name="L1">
      <text:list-level-style-number text:level="1" style:num-suffix=")" style:num-format="a">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office:automatic-styles>
  <office:body>
    <office:text>
      <text:p text:style-name="P1"><text:span text:style-name="T1">1. Sistemes de transmissió:</text:span></text:p>
      <text:p text:style-name="P2"/>
      <text:p text:style-name="P3"><text:span text:style-name="T2">Qüestió 1.24 del quadern</text:span><text:s/></text:p>
      <text:p text:style-name="P3">Un transmissor emet consecutivament el caràcter F en ASCII (01100010) sense parar i sense interrupcions entre caràcter i caràcter. La representació espectral indica senyal en totes les components harmòniques. Si el receptor necessita un mínim de 10 harmònics per poder recuperar el senyal, calculeu l’amplada de banda mínima del canal necessària treballant a 19.200 bps. Per a la resolució del problema es recomana seguir els passos següents:</text:p>
      <text:p text:style-name="P4"/>
      <text:list text:style-name="L1">
        <text:list-item>
          <text:p text:style-name="P5">Feu un dibuix de la codificació de canal utilitzant senyals polsos quadrats.<text:line-break/></text:p>
        </text:list-item>
      </text:list>
      <text:p text:style-name="P2"/>
      <text:list text:style-name="L1">
        <text:list-item>
          <text:p text:style-name="P6"><text:span text:style-name="T3">Calculeu el temps de símbol<text:line-break/></text:span>Suposant que un símbol representi només un bit:<text:line-break/>t<text:span text:style-name="T4">bit</text:span><text:s/>= 1 / 19.200bps = 52 µs</text:p>
        </text:list-item>
        <text:list-item>
          <text:p text:style-name="P5">Calculeu el període.<text:line-break/><text:span text:style-name="T5">T = 8 · 52 µs = 417 µs</text:span></text:p>
        </text:list-item>
        <text:list-item>
          <text:p text:style-name="P5">Calculeu la freqüència fonamental<text:line-break/><text:span text:style-name="T5">f</text:span><text:span text:style-name="T6">0</text:span><text:span text:style-name="T5"><text:s/>= 1 / T = 1 / 417 µs = 2400 Hz</text:span></text:p>
        </text:list-item>
      </text:list>
      <text:p text:style-name="P7"><text:tab/><text:tab/><text:span text:style-name="T7"></text:span><text:s/>Calculeu ara l’amplada de banda requerit.</text:p>
      <text:p text:style-name="P8"><text:span text:style-name="T3"><text:tab/><text:tab/></text:span>Bw = 2400 - 24.000 Hz</text:p>
      <text:list text:style-name="L1">
        <text:list-item>
          <text:p text:style-name="P6"><text:span text:style-name="T3">Podria funcionar aquest sistema sobre una línia telefònica? Feu les matisacions que cregueu convenients, però sigueu breus i concisos.<text:line-break/></text:span>La xarxa telefònica proporciona el “canal vocal”, amb un ample de banda de 300 – 3400 Hz; per tant, es perdrien gran part de les freqüències i el receptor no podria recompondre el senyal<text:span text:style-name="T8">.<text:line-break/></text:span><text:span text:style-name="T9">Si que pot, perquè utilitza parell trenat, amb ample de banda 0 – 1MHz.</text:span></text:p>
        </text:list-item>
      </text:list>
      <text:p text:style-name="P2"/>
      <text:p text:style-name="P3"><text:span text:style-name="T2">Qüestió 1.30 del quadern</text:span><text:s/></text:p>
      <text:p text:style-name="P9">Per un medi de transmissió enviem un senyal quadrat com el de la figura de forma contínua, on un pols positiu indica un “1” i un pols negatiu un “0”.</text:p>
      <text:p text:style-name="P10"/>
      <text:p text:style-name="P11"/>
      <text:p text:style-name="P4"/>
      <text:list text:style-name="L1">
        <text:list-item>
          <text:p text:style-name="P5">Feu una representació gràfica (diagrama de barres) de l’espectre del senyal.</text:p>
        </text:list-item>
        <text:list-item>
          <text:p text:style-name="P5">Si la velocitat de transmissió és de 64 Kbps calculeu el període del senyal.<text:line-break/><text:span text:style-name="T5">Com que 1 símbol = 1 bit:<text:line-break/>T = 2 / 64 kbps = 31.25 µs</text:span></text:p>
        </text:list-item>
        <text:list-item>
          <text:p text:style-name="P5">Calculeu l’amplada de banda mínima del medi de transmissió per tal que el senyal arribi a la seva destinació sense cap deformació.<text:line-break/><text:span text:style-name="T5">Cal representar fins al quart harmònic, per tant, l'ample de banda mínim sera 4·f</text:span><text:span text:style-name="T6">0</text:span><text:span text:style-name="T5"><text:s/>= 4 · 1 / 31.25 µs = 128 kHz </text:span><text:span text:style-name="T10">7·f</text:span><text:span text:style-name="T11">0</text:span><text:span text:style-name="T10"><text:s/>!!!</text:span></text:p>
        </text:list-item>
        <text:list-item>
          <text:p text:style-name="P5">Podríem fer servir un fil de telèfon per transmetre el senyal en aquestes condicions?<text:line-break/><text:span text:style-name="T7"></text:span><text:s/>Justifiqueu breument la resposta.<text:line-break/><text:span text:style-name="T5">No, ja que la freqüència mínima se surt de l'ample de banda del canal telefònic.</text:span></text:p>
        </text:list-item>
      </text:list>
      <text:p text:style-name="P1"><text:span text:style-name="T1">2. Modulació digital i PCM</text:span></text:p>
      <text:p text:style-name="P2"/>
      <text:p text:style-name="P12"><text:span text:style-name="T2">2.1 </text:span>Contesteu les següents qüestions:</text:p>
      <text:list text:style-name="L2">
        <text:list-item>
          <text:list>
            <text:list-item>
              <text:p text:style-name="P13"><text:span text:style-name="T3">Expliqueu la diferencia entre transmissió banda base (digital) i banda ampla (analògic).<text:line-break/></text:span>En la transmissió banda base s’envia un corrent continu, i en el de banda ampla es transmet un senyal de corrent altern. La banda base requereix un canal sense limitacions de freqüència, i el de banda ampla es pot ajustar a un rang de freqüències.</text:p>
            </text:list-item>
            <text:list-item>
              <text:p text:style-name="P13"><text:span text:style-name="T3">Quin és el principal objectiu de la modulació? Apliqueu aquest objectiu a la transmissió de dades.<text:line-break/></text:span>Transformar un senyal continu a un altern ajustat a una freqüència portadora. En el cas de transmissió de dades seria convertir un senyal de polsos en un de sinusoïdals.</text:p>
            </text:list-item>
            <text:list-item>
              <text:p text:style-name="P13"><text:span text:style-name="T3">Què indica el mapa de punts en una modulació QAM?<text:line-break/></text:span>Cada punt X té un vector OX, on O és l’origen de coordenades; el seu mòdul indica l’amplada del senyal i l’angle la fase. Permet establir una correspondència entre un símbol de bits encadenats i un tipus concret de senyal rebut.</text:p>
            </text:list-item>
            <text:list-item>
              <text:p text:style-name="P13"><text:span text:style-name="T3">Com es calcula la màxima capacitat d’un canal en presència de soroll?<text:line-break/></text:span>Seguint el criteri de Shannon:<text:span text:style-name="T3"><text:line-break/></text:span>V<text:span text:style-name="T4">t max</text:span><text:s/>= Bw · log<text:span text:style-name="T4">2</text:span>(1 + S/N), on S/N = 10 · log<text:span text:style-name="T4">10</text:span>(P<text:span text:style-name="T4">s</text:span>/P<text:span text:style-name="T4">N</text:span>)<text:span text:style-name="T3"><text:line-break/>I sense soroll?<text:line-break/></text:span>Seguint el criteri de Nyquist<text:span text:style-name="T3"><text:line-break/></text:span>V<text:span text:style-name="T4">t max</text:span><text:s/>= V<text:span text:style-name="T4">m</text:span><text:s/>· log<text:span text:style-name="T4">2</text:span><text:s/>n</text:p>
            </text:list-item>
            <text:list-item>
              <text:p text:style-name="P13"><text:span text:style-name="T3">Quin és el valor òptim de la freqüència portadora en QAM?<text:line-break/></text:span>El mateix que en ASK, el que estigui a la meitat del ample de banda del canal (en línia telefònica : (3400 + 300) / 2 = 1850 aprox.)</text:p>
            </text:list-item>
            <text:list-item>
              <text:p text:style-name="P13"><text:span text:style-name="T3">Quina diferència hi ha entre temps de símbol i temps de bit?<text:line-break/></text:span>El temps de bit és el temps que tarda el transmissor en enviar un bit, i el temps de símbol el que tarda en enviar un senyal que es pot descodificar unitàriament (pot equivaler a un bit o a més d’un bit encadenat).</text:p>
            </text:list-item>
          </text:list>
        </text:list-item>
      </text:list>
      <text:p text:style-name="P2"/>
      <text:p text:style-name="P3"><text:span text:style-name="T2">Qüestió 1.31 del quadern</text:span><text:s/></text:p>
      <text:p text:style-name="P14">La forma d’onda analògica de la figura es vol codificar amb modulació Delta. El període de mostratge i l’alçada de l’esglaó es mostra com una quadrícula:</text:p>
      <text:p text:style-name="P14"/>
      <text:p text:style-name="P15"/>
      <text:p text:style-name="P16"/>
      <text:list text:style-name="L1">
        <text:list-item>
          <text:p text:style-name="P17">Completeu la sortida del codificador de modulació Delta indicada al gràfic següent:</text:p>
        </text:list-item>
      </text:list>
      <text:p text:style-name="P16"/>
      <text:p text:style-name="P16"/>
      <text:list text:style-name="L1">
        <text:list-item>
          <text:p text:style-name="P5">Si el senyal analògic mostrat te un espectre entre 0 Hz i 7 Khz, quina és la velocitat de sortida del codificador?<text:line-break/><text:span text:style-name="T5">Seguint el teorema del mostreig:<text:line-break/>V</text:span><text:span text:style-name="T6">t</text:span><text:span text:style-name="T5"><text:s/>= 7000 Hz * 2 = 14 kbps</text:span></text:p>
        </text:list-item>
        <text:list-item>
          <text:p text:style-name="P5">Si el codificador hagués estat PCM amb 256 nivells, quina seria la velocitat de sortida en aquest cas?<text:line-break/><text:span text:style-name="T5">V</text:span><text:span text:style-name="T6">t</text:span><text:span text:style-name="T5"><text:s/>= 14 kbaud * 8 bits/mostra = 112 kbps</text:span></text:p>
        </text:list-item>
        <text:list-item>
          <text:p text:style-name="P5">Analitzeu les avantatges i les desavantatges dels dos sistemes de codificació digital (DM i PCM) en aquest cas concret.<text:line-break/><text:span text:style-name="T5">El PCM té més calitat que el DM, però el DM permet aprofitar millor l’ample de banda del canal. </text:span><text:span text:style-name="T10">Parlar de l'error de quantificació</text:span></text:p>
        </text:list-item>
      </text:list>
      <text:p text:style-name="P3"/>
      <text:p text:style-name="P3"/>
      <text:p text:style-name="P3"><text:span text:style-name="T2">Qüestió 1.42 del quadern</text:span><text:s/></text:p>
      <text:p text:style-name="P12">Considerant el següent enllaç sobre el que s’hi multiplexen <text:span text:style-name="T12">n</text:span><text:s/>canals...</text:p>
      <text:p text:style-name="P18">Per a fer la sincronització, el Synchronous TDM té un canal on hi posa polsos; l'aparell que sincronitza el rellotge és el PLL.</text:p>
      <text:p text:style-name="P2"/>
      <text:p text:style-name="P15"/>
      <text:list text:style-name="L1">
        <text:list-item>
          <text:p text:style-name="P19">Si el link és un enllaç que treballa a 2.048 Kbps (2 Mbps) dins de la jerarquia PCM, calculeu el nombre de canals telefònics tributaris que es podran multiplexar si es tracta d’un multiplexor síncron (fixeu-vos que no es tracta d’un commutador ISDN). Expliqueu el càlcul.</text:p>
        </text:list-item>
        <text:list-item>
          <text:p text:style-name="P19">Si es tractés d’un multiplexor estadístic, tot i mantenint el link PCM, tindria sentit?. Expliqueu-ho. <text:line-break/><text:span text:style-name="T9">Sí que te sentit, es transmeten paquets de veu (PCM) paquetitzats amb capçaleres.</text:span></text:p>
        </text:list-item>
        <text:list-item>
          <text:p text:style-name="P19">La veu digitalitzada dels canals telefònics segueixen el model PCM segons s’indica a la figura</text:p>
        </text:list-item>
      </text:list>
      <text:p text:style-name="P20"/>
      <text:p text:style-name="P21">Expliqueu el concepte de la codificació no lineal que s’aplica.</text:p>
      <text:p text:style-name="P22">El concepte de codificació no lineal consisteix en establir una distribució no lineal dels diferents nivells, obtenint més precisió en els nivells de baixa amplitud i poca en els d’ampla. Això resulta útil, per exemple, en les converses telefòniques, on volem ressaltar la qualitat del so quan es parla fluix.</text:p>
      <text:p text:style-name="P2"/>
      <text:p text:style-name="P2"/>
      <text:p text:style-name="P2"/>
      <text:p text:style-name="P2"/>
      <text:p text:style-name="P2"/>
      <text:p text:style-name="P2"/>
      <text:p text:style-name="P9"><text:span text:style-name="T2">Components del retard introduït:</text:span><text:s/>Feu una llista dels elements que intervenen en el retard introduït per una xarxa de:</text:p>
      <text:p text:style-name="P2"/>
      <text:list text:style-name="L1">
        <text:list-item>
          <text:p text:style-name="P5">Commutació de circuits per transmetre dades (paquets de P bits).</text:p>
        </text:list-item>
      </text:list>
      <text:p text:style-name="P2"/>
      <text:list text:style-name="L1">
        <text:list-item>
          <text:p text:style-name="P5">Commutació de paquets mode circuits virtuals per transmetre veu PCM (64 Kbps)</text:p>
        </text:list-item>
      </text:list>
      <text:p text:style-name="P2"/>
      <text:list text:style-name="L1">
        <text:list-item>
          <text:p text:style-name="P5">Commutació de paquets mode <text:span text:style-name="T12">Datagrama</text:span><text:s/>per transmetre dades (paquets de P bits)</text:p>
        </text:list-item>
      </text:list>
      <text:p text:style-name="P2"/>
      <text:p text:style-name="P2"/>
      <text:p text:style-name="P9"><text:span text:style-name="T2">Qüestió 2.3.21 del quadern, SDH: </text:span>Disposem d’un accés d’usuari STM-1.</text:p>
      <text:p text:style-name="P2"/>
      <text:list text:style-name="L1">
        <text:list-item>
          <text:p text:style-name="P5">Feu un esquema de la trama STM-1, indicant les columnes de les capçaleres.</text:p>
        </text:list-item>
      </text:list>
      <text:p text:style-name="P9"><text:s/></text:p>
      <text:list text:style-name="L1">
        <text:list-item>
          <text:p text:style-name="P23"><text:span text:style-name="T3">Quin és el nombre d’octets de dades de la trama SDH?<text:line-break/></text:span>(87 x 3) – 1 (path overhead) = 260 bytes<text:line-break/>260 x 9 = 2340 bytes</text:p>
        </text:list-item>
        <text:list-item>
          <text:p text:style-name="P5">Quin és el nombre total d’octets de la trama SDH?<text:line-break/><text:span text:style-name="T13">(10 + 260) x 9 = 2430 bytes</text:span></text:p>
        </text:list-item>
        <text:list-item>
          <text:p text:style-name="P5">Quin és el rendiment de la trama (octets dades/octets trama en percentatge)?<text:line-break/><text:span text:style-name="T13">2340 / 2430 x 100 = 96.29 %</text:span></text:p>
        </text:list-item>
        <text:list-item>
          <text:p text:style-name="P23"><text:span text:style-name="T3">Quina és la velocitat efectiva (bps de dades)?<text:line-break/></text:span>155.52 Mbps x 0.963 = 148.76 Mbps<text:line-break/>una altra manera: <text:s/>2340 x 8 / 125 micros = 149.76 Mbps</text:p>
        </text:list-item>
        <text:list-item>
          <text:p text:style-name="P5">Quan octets de dades ens cal reservar a cada trama SDH per a allotjar una comunicació de <text:s/>veu PCM? <text:s/></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meta:generator>
    <dc:title>Afegeix en aquest taller un fitxer word amb el següent nom: cognom_nom_taller-1</dc:title>
    <meta:initial-creator>German Santos</meta:initial-creator>
  </office:meta>
</office:document-meta>
</file>